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jmoeller/3tus5rAd2</text:span></text:p>
            <text:p text:style-name="P2"><text:span text:style-name="T3">CVSROOT=“:pserver:jmoeller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505</meta:generator>
    <meta:creation-date>2006-10-24T10:29:31</meta:creation-date>
    <dc:date>2012-06-28T14:33:30</dc:date>
    <dc:language>de-DE</dc:language>
    <meta:editing-cycles>46</meta:editing-cycles>
    <meta:editing-duration>PT10H16M46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